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fo:background-color="#b4c7dc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" style:family="table-cell" style:parent-style-name="Default">
      <style:table-cell-properties fo:background-color="#dee6ef" style:vertical-align="middle"/>
      <style:text-properties fo:font-size="12pt" style:font-size-asian="12pt" style:font-size-complex="12pt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Arial1" style:font-name-asian="Noto Sans CJK SC" fo:color="#000000" style:language-asian="zh" style:country-asian="CN" fo:language="pt" fo:country="PT" style:text-line-through-mode="continuous" fo:text-shadow="none" style:text-outline="false" fo:font-style="normal" style:text-line-through-type="none" style:text-underline-style="none" style:text-underline-color="font-color" fo:font-weight="normal" fo:font-size="12pt"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text-length()&gt;=0" table:allow-empty-cell="true" table:base-cell-address="'Adicionar Construção'.B16">
          <table:help-message table:display="true"/>
          <table:error-message table:message-type="stop" table:display="true"/>
        </table:content-validation>
      </table:content-validations>
      <table:table table:name="Adicionar Construçã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34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38" office:value-type="string" calcext:value-type="string" table:number-columns-spanned="1" table:number-rows-spanned="8">
            <text:p>2. Identificar responsabilidades da LN</text:p>
          </table:table-cell>
          <table:table-cell table:style-name="ce38" office:value-type="string" calcext:value-type="string" table:number-columns-spanned="1" table:number-rows-spanned="8">
            <text:p>3. definir API (identificar oerações)</text:p>
          </table:table-cell>
          <table:table-cell table:style-name="ce38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17"/>
          <table:table-cell table:style-name="ce59" office:value-type="string" calcext:value-type="string">
            <text:p>Adicionar Construçã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17"/>
          <table:table-cell table:style-name="ce28" office:value-type="string" calcext:value-type="string" table:number-columns-spanned="1" table:number-rows-spanned="2">
            <text:p>Ator adiciona uma construçã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4"/>
          <table:covered-table-cell table:style-name="ce17"/>
          <table:covered-table-cell table:style-name="ce28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18"/>
          <table:table-cell table:style-name="ce57" office:value-type="string" calcext:value-type="string" table:number-columns-spanned="1" table:number-rows-spanned="2">
            <text:p>Cenário 1:<text:span text:style-name="T1"> Utilizador adiciona uma construção à fila de espera.</text:span>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18"/>
          <table:table-cell table:style-name="ce28" office:value-type="string" calcext:value-type="string" table:number-columns-spanned="1" table:number-rows-spanned="2">
            <text:p>Ator tem sessão iniciada no sistema e visualiza o catálogo de construçõe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18"/>
          <table:covered-table-cell table:style-name="ce47"/>
          <table:covered-table-cell table:style-name="ce34"/>
          <table:covered-table-cell table:style-name="ce14"/>
          <table:covered-table-cell table:number-columns-repeated="2" table:style-name="ce38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18"/>
          <table:table-cell table:style-name="ce48" office:value-type="string" calcext:value-type="string" table:number-columns-spanned="1" table:number-rows-spanned="2">
            <text:p>Construção é adicionada à fila de esper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6">
            <text:p>FLUXO NORMAL:</text:p>
          </table:table-cell>
          <table:covered-table-cell table:style-name="ce18"/>
          <table:table-cell table:style-name="ce28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60" office:value-type="string" calcext:value-type="string">
            <text:p>1. Ator solicita adição de uma construç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28" office:value-type="string" calcext:value-type="string">
            <text:p>2. Sistema verifica se existe stock suficiente para a produç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28" office:value-type="string" calcext:value-type="string">
            <text:p>3. Sistema adiciona a construção à fila de esper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28" office:value-type="string" calcext:value-type="string">
            <text:p>4. Sistema informa Ator da adição da construç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28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6" table:content-validation-name="val1" office:value-type="string" calcext:value-type="string" table:number-columns-spanned="2" table:number-rows-spanned="3">
            <text:p>FLUXO DE EXCEÇÃO(1):</text:p>
          </table:table-cell>
          <table:covered-table-cell table:style-name="ce25" table:content-validation-name="val1"/>
          <table:table-cell table:style-name="ce59" table:content-validation-name="val1" office:value-type="string" calcext:value-type="string">
            <text:p>[Não existe stock suficiente para a produção] (passo 2)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16" table:content-validation-name="val1"/>
          <table:covered-table-cell table:style-name="ce25" table:content-validation-name="val1"/>
          <table:table-cell table:style-name="ce59" table:content-validation-name="val1" office:value-type="string" calcext:value-type="string">
            <text:p><text:span text:style-name="T2">2.1 </text:span>Sistema informa o Ator que não existe stock suficiente para a produção da construç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59" table:content-validation-name="val1" office:value-type="string" calcext:value-type="string">
            <text:p>2.2 Sistema mostra ao Ator a lista dos blocos em falta.</text:p>
          </table:table-cell>
          <table:table-cell table:number-columns-repeated="1020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decimal-places="2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0P0"/>
    </number:number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date-style style:name="N149">
      <number:month/>
      <number:text>/</number:text>
      <number:day/>
      <number:text>/</number:text>
      <number:year number:style="long"/>
    </number:date-style>
    <number:number-style style:name="N151P0" style:volatile="true">
      <number:number number:decimal-places="0" number:min-decimal-places="0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1P0"/>
    </number:number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decimal-places="2" number:min-integer-digits="1" number:grouping="true"/>
      <number:text> €</number:text>
    </number:number-style>
    <number:number-style style:name="N15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7P0"/>
    </number:number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hours/>
      <number:text>:</number:text>
      <number:minutes number:style="long"/>
      <number:text> </number:text>
      <number:am-pm/>
    </number:time-style>
    <number:currency-style style:name="N16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number:time-style style:name="N168">
      <number:minutes number:style="long"/>
      <number:text>:</number:text>
      <number:seconds number:style="long" number:decimal-places="1"/>
    </number:time-style>
    <number:date-style style:name="N169">
      <number:day/>
      <number:text>-</number:text>
      <number:month number:textual="true"/>
    </number:date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17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5P0"/>
    </number:currency-style>
    <number:time-style style:name="N176">
      <number:hours/>
      <number:text>:</number:text>
      <number:minutes number:style="long"/>
    </number:time-style>
    <number:date-style style:name="N17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78P0" style:volatile="true">
      <number:number number:decimal-places="0" number:min-decimal-places="0" number:min-integer-digits="1" number:grouping="true"/>
      <number:text>   </number:text>
    </number:number-style>
    <number:number-style style:name="N17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8P0"/>
    </number:number-style>
    <number:number-style style:name="N179P0" style:volatile="true">
      <number:number number:decimal-places="2" number:min-decimal-places="2" number:min-integer-digits="1" number:grouping="true"/>
      <number:text>   </number:text>
    </number:number-style>
    <number:number-style style:name="N17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9P0"/>
    </number:number-style>
    <number:currency-style style:name="N18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0P0"/>
    </number:currency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5P2" style:volatile="true">
      <number:text> </number:text>
      <number:fill-character> </number:fill-character>
      <number:text>- €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date-style style:name="N186">
      <number:day/>
      <number:text>-</number:text>
      <number:month number:textual="true"/>
      <number:text>-</number:text>
      <number:year/>
    </number:date-style>
    <number:time-style style:name="N187">
      <number:hours/>
      <number:text>:</number:text>
      <number:minutes number:style="long"/>
      <number:text>:</number:text>
      <number:seconds number:style="long"/>
    </number:time-style>
    <number:number-style style:name="N188P0" style:volatile="true">
      <number:number number:decimal-places="0" number:min-decimal-places="0" number:min-integer-digits="1" number:grouping="true"/>
      <number:text> €</number:text>
    </number:number-style>
    <number:number-style style:name="N18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8P0"/>
    </number:number-style>
    <number:number-style style:name="N19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2P2" style:volatile="true">
      <number:text> </number:text>
      <number:fill-character> </number:fill-character>
      <number:text>-   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2" number:min-decimal-places="2" number:min-integer-digits="1" number:grouping="true"/>
      <number:text> </number:text>
    </number:number-style>
    <number:number-style style:name="N19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number number:decimal-places="2" number:min-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95P0"/>
    </number:number-style>
    <number:currency-style style:name="N19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6P0"/>
    </number:currency-style>
    <number:time-style style:name="N197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-00-0000</text:date>, <text:time style:data-style-name="N2" text:time-value="14:00:26.01625408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12T14:33:24.145643913</dc:date>
    <meta:generator>LibreOffice/24.8.0.3$Linux_X86_64 LibreOffice_project/0bdf1299c94fe897b119f97f3c613e9dca6be583</meta:generator>
    <meta:editing-duration>PT5H15M30S</meta:editing-duration>
    <meta:editing-cycles>51</meta:editing-cycles>
    <meta:document-statistic meta:table-count="1" meta:cell-count="23" meta:object-count="0"/>
    <meta:user-defined meta:name="AppVersion">16.0300</meta:user-defined>
  </office:meta>
</office:document-meta>
</file>